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automatic-styles>
    <style:style style:name="Таблица1" style:family="table">
      <style:table-properties style:width="17.889cm" table:align="margins"/>
    </style:style>
    <style:style style:name="Таблица1.A" style:family="table-column">
      <style:table-column-properties style:column-width="1.404cm" style:rel-column-width="5143*"/>
    </style:style>
    <style:style style:name="Таблица1.B" style:family="table-column">
      <style:table-column-properties style:column-width="5.75cm" style:rel-column-width="21065*"/>
    </style:style>
    <style:style style:name="Таблица1.C" style:family="table-column">
      <style:table-column-properties style:column-width="5.443cm" style:rel-column-width="19940*"/>
    </style:style>
    <style:style style:name="Таблица1.D" style:family="table-column">
      <style:table-column-properties style:column-width="2.3cm" style:rel-column-width="8426*"/>
    </style:style>
    <style:style style:name="Таблица1.E" style:family="table-column">
      <style:table-column-properties style:column-width="2.992cm" style:rel-column-width="10961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29" style:family="table-row">
      <style:table-row-properties style:min-row-height="1.679cm"/>
    </style:style>
    <style:style style:name="P1" style:family="paragraph" style:parent-style-name="Standard">
      <style:paragraph-properties fo:text-align="center" style:justify-single-word="false"/>
      <style:text-properties style:font-name="DejaVu Sans Condensed" fo:font-size="14pt" fo:language="ru" fo:country="RU" fo:font-weight="bold" officeooo:rsid="0004c7a4" officeooo:paragraph-rsid="0004c7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4c7a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68a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7233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3pt" fo:language="ru" fo:country="RU" fo:font-weight="bold" officeooo:rsid="0004c7a4" officeooo:paragraph-rsid="0007233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0pt" officeooo:rsid="0008b7c9" officeooo:paragraph-rsid="0008b7c9" style:font-size-asian="10pt" style:font-size-complex="10pt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8b7c9" officeooo:paragraph-rsid="0008b7c9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0pt" officeooo:rsid="0008b7c9" officeooo:paragraph-rsid="0008b7c9" style:font-size-asian="10pt" style:font-size-complex="10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9a1a6" officeooo:paragraph-rsid="0009a1a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09a1a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0edea2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17bda7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size="10pt" officeooo:rsid="000ab1cf" officeooo:paragraph-rsid="000ab1cf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size="10pt" officeooo:rsid="000ab1cf" officeooo:paragraph-rsid="000edea2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0pt" officeooo:rsid="000d6a7b" officeooo:paragraph-rsid="000d6a7b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0edea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17bda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18f9f7" style:font-size-asian="10pt" style:font-size-complex="10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edea2" officeooo:paragraph-rsid="000edea2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0pt" officeooo:rsid="001008a4" officeooo:paragraph-rsid="001008a4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10pt" officeooo:rsid="001008a4" officeooo:paragraph-rsid="00149bd8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" fo:font-size="10pt" officeooo:rsid="0010c592" officeooo:paragraph-rsid="0010c59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10pt" officeooo:rsid="00139b93" officeooo:paragraph-rsid="00139b93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10pt" officeooo:rsid="00139b93" officeooo:paragraph-rsid="00149bd8" style:font-size-asian="10pt" style:font-size-complex="10pt"/>
    </style:style>
    <style:style style:name="P2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39b93" officeooo:paragraph-rsid="00139b93" style:font-size-asian="10pt" style:font-size-complex="10pt"/>
    </style:style>
    <style:style style:name="P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49bd8" officeooo:paragraph-rsid="00149bd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size="10pt" officeooo:rsid="0015cc52" officeooo:paragraph-rsid="0015cc52" style:font-size-asian="10pt" style:font-size-complex="10pt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5cc52" officeooo:paragraph-rsid="0015cc5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DejaVu Sans Condensed" fo:font-size="10pt" officeooo:rsid="0015cc52" officeooo:paragraph-rsid="001ec3f9" style:font-size-asian="10pt" style:font-size-complex="10pt"/>
    </style:style>
    <style:style style:name="P3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7bda7" officeooo:paragraph-rsid="0017bda7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size="10pt" officeooo:rsid="0018f9f7" officeooo:paragraph-rsid="001af118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size="10pt" officeooo:rsid="001af118" officeooo:paragraph-rsid="001af118" style:font-size-asian="10pt" style:font-size-complex="10pt"/>
    </style:style>
    <style:style style:name="P3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af118" officeooo:paragraph-rsid="001af118" style:font-size-asian="10pt" style:font-size-complex="10pt"/>
    </style:style>
    <style:style style:name="P3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ec3f9" officeooo:paragraph-rsid="001ec3f9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size="10pt" officeooo:rsid="001ec3f9" officeooo:paragraph-rsid="001ec3f9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size="10pt" officeooo:rsid="001f3c93" officeooo:paragraph-rsid="001f3c93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size="10pt" officeooo:rsid="001f3c93" officeooo:paragraph-rsid="002a339b" style:font-size-asian="10pt" style:font-size-complex="10pt"/>
    </style:style>
    <style:style style:name="P3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0ebda" officeooo:paragraph-rsid="0020ebda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size="10pt" officeooo:rsid="0020ebda" officeooo:paragraph-rsid="0020ebda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size="10pt" officeooo:rsid="0021ed98" officeooo:paragraph-rsid="0021ed98" style:font-size-asian="10pt" style:font-size-complex="10pt"/>
    </style:style>
    <style:style style:name="P4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1ed98" officeooo:paragraph-rsid="0021ed98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" fo:font-size="10pt" officeooo:rsid="0029cdec" officeooo:paragraph-rsid="0029cdec" style:font-size-asian="10pt" style:font-size-complex="10pt"/>
    </style:style>
    <style:style style:name="P4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9cdec" officeooo:paragraph-rsid="0029cdec" style:font-size-asian="10pt" style:font-size-complex="10pt"/>
    </style:style>
    <style:style style:name="P4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a1c2d" officeooo:paragraph-rsid="002a1c2d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" fo:font-size="10pt" officeooo:rsid="002a1c2d" officeooo:paragraph-rsid="002a1c2d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size="10pt" officeooo:rsid="002a1c2d" officeooo:paragraph-rsid="0030d62f" style:font-size-asian="10pt" style:font-size-complex="10pt"/>
    </style:style>
    <style:style style:name="P4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a339b" officeooo:paragraph-rsid="002a339b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a339b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b8646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DejaVu Sans Condensed" fo:font-size="10pt" officeooo:rsid="002b8646" officeooo:paragraph-rsid="002b8646" style:font-size-asian="10pt" style:font-size-complex="10pt"/>
    </style:style>
    <style:style style:name="P5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b8646" officeooo:paragraph-rsid="002b8646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DejaVu Sans Condensed" fo:font-size="10pt" officeooo:rsid="002d4108" officeooo:paragraph-rsid="002d4108" style:font-size-asian="10pt" style:font-size-complex="10pt"/>
    </style:style>
    <style:style style:name="P5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dd84a" officeooo:paragraph-rsid="002dd84a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2dd84a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34202e" style:font-size-asian="10pt" style:font-size-complex="10pt"/>
    </style:style>
    <style:style style:name="P5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eeccf" officeooo:paragraph-rsid="002eeccf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DejaVu Sans Condensed" fo:font-size="10pt" officeooo:rsid="002eeccf" officeooo:paragraph-rsid="002eeccf" style:font-size-asian="10pt" style:font-size-complex="10pt"/>
    </style:style>
    <style:style style:name="P5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fe678" officeooo:paragraph-rsid="002fe678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2fe678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30d1a6" style:font-size-asian="10pt" style:font-size-complex="10pt"/>
    </style:style>
    <style:style style:name="P6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0d62f" officeooo:paragraph-rsid="0030d62f" style:font-size-asian="10pt" style:font-size-complex="10pt"/>
    </style:style>
    <style:style style:name="P6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0e713" officeooo:paragraph-rsid="0030e713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DejaVu Sans Condensed" fo:font-size="10pt" officeooo:rsid="0030e713" officeooo:paragraph-rsid="0030e713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DejaVu Sans Condensed" fo:font-size="10pt" officeooo:rsid="00312af7" officeooo:paragraph-rsid="00312af7" style:font-size-asian="10pt" style:font-size-complex="10pt"/>
    </style:style>
    <style:style style:name="P6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12af7" officeooo:paragraph-rsid="00312af7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DejaVu Sans Condensed" fo:font-size="10pt" officeooo:rsid="0032f579" officeooo:paragraph-rsid="0032f579" style:font-size-asian="10pt" style:font-size-complex="10pt"/>
    </style:style>
    <style:style style:name="P6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2f579" officeooo:paragraph-rsid="0032f579" style:font-size-asian="10pt" style:font-size-complex="10pt"/>
    </style:style>
    <style:style style:name="P6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language="en" fo:country="US" officeooo:rsid="000d6a7b" officeooo:paragraph-rsid="000d6a7b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DejaVu Sans Condensed" fo:font-size="10pt" officeooo:rsid="002b8646" officeooo:paragraph-rsid="002b8646" fo:background-color="transparent" style:font-size-asian="10pt" style:font-size-complex="10pt"/>
    </style:style>
    <style:style style:name="P7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5cc52" officeooo:paragraph-rsid="001ec3f9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08b7c9" officeooo:paragraph-rsid="0008b7c9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08b7c9" officeooo:paragraph-rsid="0008b7c9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0c592" officeooo:paragraph-rsid="0010c592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DejaVu Sans Condensed" fo:font-size="13pt" fo:language="ru" fo:country="RU" fo:font-weight="bold" officeooo:rsid="0004c7a4" officeooo:paragraph-rsid="00072330" style:font-size-asian="13pt" style:font-weight-asian="bold" style:font-size-complex="13pt" style:font-weight-complex="bold"/>
    </style:style>
    <style:style style:name="P7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DejaVu Sans Condensed" fo:font-size="10pt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DejaVu Sans Condensed" fo:font-size="10pt" officeooo:rsid="00312af7" officeooo:paragraph-rsid="00312af7" style:font-size-asian="10pt" style:font-size-complex="10pt"/>
    </style:style>
    <style:style style:name="P8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6dcd5" officeooo:paragraph-rsid="0036dcd5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DejaVu Sans Condensed" fo:font-size="10pt" officeooo:rsid="0036dcd5" officeooo:paragraph-rsid="0036dcd5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DejaVu Sans Condensed" fo:font-size="10pt" officeooo:rsid="0036dcd5" officeooo:paragraph-rsid="0037c0c5" style:font-size-asian="10pt" style:font-size-complex="10pt"/>
    </style:style>
    <style:style style:name="P8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7c0c5" officeooo:paragraph-rsid="0037c0c5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DejaVu Sans Condensed" fo:font-size="10pt" officeooo:rsid="0037c0c5" officeooo:paragraph-rsid="0037c0c5" style:font-size-asian="10pt" style:font-size-complex="10pt"/>
    </style:style>
    <style:style style:name="P8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aa999" officeooo:paragraph-rsid="003aa999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DejaVu Sans Condensed" fo:font-size="10pt" officeooo:rsid="003aa999" officeooo:paragraph-rsid="003bb69d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3aa999" style:font-size-asian="10pt" style:font-size-complex="10pt"/>
    </style:style>
    <style:style style:name="P8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bb69d" officeooo:paragraph-rsid="003bb69d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DejaVu Sans Condensed" fo:font-size="10pt" officeooo:rsid="003bb69d" officeooo:paragraph-rsid="003bb69d" style:font-size-asian="10pt" style:font-size-complex="10pt"/>
    </style:style>
    <style:style style:name="P9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c5d94" officeooo:paragraph-rsid="003c5d94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DejaVu Sans Condensed" fo:font-size="10pt" officeooo:rsid="003c5d94" officeooo:paragraph-rsid="003c5d94" style:font-size-asian="10pt" style:font-size-complex="10pt"/>
    </style:style>
    <style:style style:name="P9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d497d" officeooo:paragraph-rsid="003d497d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DejaVu Sans Condensed" fo:font-size="10pt" officeooo:rsid="003d497d" officeooo:paragraph-rsid="003d497d" style:font-size-asian="10pt" style:font-size-complex="10pt"/>
    </style:style>
    <style:style style:name="P9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ecb78" officeooo:paragraph-rsid="003ecb78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style:font-name="DejaVu Sans Condensed" fo:font-size="10pt" officeooo:rsid="003ecb78" officeooo:paragraph-rsid="003ecb78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a339b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b8646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DejaVu Sans Condensed" fo:font-size="10pt" officeooo:rsid="0032f579" officeooo:paragraph-rsid="0032f579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2dd84a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34202e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f93fd" officeooo:paragraph-rsid="003f93fd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5cc52" officeooo:paragraph-rsid="001ec3f9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d9ad"/>
    </style:style>
    <style:style style:name="T3" style:family="text">
      <style:text-properties fo:language="en" fo:country="US" officeooo:rsid="000ab1cf"/>
    </style:style>
    <style:style style:name="T4" style:family="text">
      <style:text-properties fo:language="en" fo:country="US" officeooo:rsid="000edea2"/>
    </style:style>
    <style:style style:name="T5" style:family="text">
      <style:text-properties fo:language="en" fo:country="US" officeooo:rsid="0015cc52"/>
    </style:style>
    <style:style style:name="T6" style:family="text">
      <style:text-properties fo:language="en" fo:country="US" officeooo:rsid="0020ebda"/>
    </style:style>
    <style:style style:name="T7" style:family="text">
      <style:text-properties fo:language="en" fo:country="US" officeooo:rsid="002b8646"/>
    </style:style>
    <style:style style:name="T8" style:family="text">
      <style:text-properties fo:language="en" fo:country="US" officeooo:rsid="002fe678"/>
    </style:style>
    <style:style style:name="T9" style:family="text">
      <style:text-properties style:font-name="Comic Sans MS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072330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8b7c9"/>
    </style:style>
    <style:style style:name="T13" style:family="text">
      <style:text-properties fo:language="ru" fo:country="RU" officeooo:rsid="000bd9ad"/>
    </style:style>
    <style:style style:name="T14" style:family="text">
      <style:text-properties fo:language="ru" fo:country="RU" officeooo:rsid="000e17c8"/>
    </style:style>
    <style:style style:name="T15" style:family="text">
      <style:text-properties fo:language="ru" fo:country="RU" officeooo:rsid="000edea2"/>
    </style:style>
    <style:style style:name="T16" style:family="text">
      <style:text-properties fo:language="ru" fo:country="RU" officeooo:rsid="000ab1cf"/>
    </style:style>
    <style:style style:name="T17" style:family="text">
      <style:text-properties fo:language="ru" fo:country="RU" officeooo:rsid="00139b93"/>
    </style:style>
    <style:style style:name="T18" style:family="text">
      <style:text-properties fo:language="ru" fo:country="RU" officeooo:rsid="0017bda7"/>
    </style:style>
    <style:style style:name="T19" style:family="text">
      <style:text-properties fo:language="ru" fo:country="RU" officeooo:rsid="001b8e61"/>
    </style:style>
    <style:style style:name="T20" style:family="text">
      <style:text-properties fo:language="ru" fo:country="RU" officeooo:rsid="001d628e"/>
    </style:style>
    <style:style style:name="T21" style:family="text">
      <style:text-properties fo:language="ru" fo:country="RU" officeooo:rsid="0020ebda"/>
    </style:style>
    <style:style style:name="T22" style:family="text">
      <style:text-properties fo:language="ru" fo:country="RU" officeooo:rsid="002b8646"/>
    </style:style>
    <style:style style:name="T23" style:family="text">
      <style:text-properties fo:language="ru" fo:country="RU" officeooo:rsid="002d3ce4"/>
    </style:style>
    <style:style style:name="T24" style:family="text">
      <style:text-properties fo:language="ru" fo:country="RU" officeooo:rsid="0030d1a6"/>
    </style:style>
    <style:style style:name="T25" style:family="text">
      <style:text-properties fo:language="ru" fo:country="RU" officeooo:rsid="00395c3f"/>
    </style:style>
    <style:style style:name="T26" style:family="text">
      <style:text-properties style:font-name="Segoe Script"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font-name="Segoe Script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28" style:family="text">
      <style:text-properties style:font-name="Segoe Script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style:font-name="Segoe Script" fo:language="en" fo:country="US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30" style:family="text">
      <style:text-properties officeooo:rsid="00072330"/>
    </style:style>
    <style:style style:name="T31" style:family="text">
      <style:text-properties officeooo:rsid="0008b7c9"/>
    </style:style>
    <style:style style:name="T32" style:family="text">
      <style:text-properties officeooo:rsid="0009a1a6"/>
    </style:style>
    <style:style style:name="T33" style:family="text">
      <style:text-properties officeooo:rsid="000ab1cf"/>
    </style:style>
    <style:style style:name="T34" style:family="text">
      <style:text-properties officeooo:rsid="000e17c8"/>
    </style:style>
    <style:style style:name="T35" style:family="text">
      <style:text-properties officeooo:rsid="000edea2"/>
    </style:style>
    <style:style style:name="T36" style:family="text">
      <style:text-properties officeooo:rsid="001008a4"/>
    </style:style>
    <style:style style:name="T37" style:family="text">
      <style:text-properties officeooo:rsid="0010c592"/>
    </style:style>
    <style:style style:name="T38" style:family="text">
      <style:text-properties officeooo:rsid="0010cf26"/>
    </style:style>
    <style:style style:name="T39" style:family="text">
      <style:text-properties officeooo:rsid="0012c25d"/>
    </style:style>
    <style:style style:name="T40" style:family="text">
      <style:text-properties officeooo:rsid="00149bd8"/>
    </style:style>
    <style:style style:name="T41" style:family="text">
      <style:text-properties officeooo:rsid="0015cc52"/>
    </style:style>
    <style:style style:name="T42" style:family="text">
      <style:text-properties officeooo:rsid="0017bda7"/>
    </style:style>
    <style:style style:name="T43" style:family="text">
      <style:text-properties officeooo:rsid="0018f9f7"/>
    </style:style>
    <style:style style:name="T44" style:family="text">
      <style:text-properties officeooo:rsid="001af118"/>
    </style:style>
    <style:style style:name="T45" style:family="text">
      <style:text-properties officeooo:rsid="001b8e61"/>
    </style:style>
    <style:style style:name="T46" style:family="text">
      <style:text-properties officeooo:rsid="001d628e"/>
    </style:style>
    <style:style style:name="T47" style:family="text">
      <style:text-properties officeooo:rsid="001ec3f9"/>
    </style:style>
    <style:style style:name="T48" style:family="text">
      <style:text-properties officeooo:rsid="0020ebda"/>
    </style:style>
    <style:style style:name="T49" style:family="text">
      <style:text-properties officeooo:rsid="0021ed98"/>
    </style:style>
    <style:style style:name="T50" style:family="text">
      <style:text-properties officeooo:rsid="0022a9c3"/>
    </style:style>
    <style:style style:name="T51" style:family="text">
      <style:text-properties officeooo:rsid="0022ac16"/>
    </style:style>
    <style:style style:name="T52" style:family="text">
      <style:text-properties officeooo:rsid="00251a10"/>
    </style:style>
    <style:style style:name="T53" style:family="text">
      <style:text-properties style:text-underline-style="none" officeooo:rsid="00072330"/>
    </style:style>
    <style:style style:name="T54" style:family="text">
      <style:text-properties style:text-underline-style="none" officeooo:rsid="0029cdec"/>
    </style:style>
    <style:style style:name="T55" style:family="text">
      <style:text-properties officeooo:rsid="002a1c2d"/>
    </style:style>
    <style:style style:name="T56" style:family="text">
      <style:text-properties officeooo:rsid="002a339b"/>
    </style:style>
    <style:style style:name="T57" style:family="text">
      <style:text-properties officeooo:rsid="002b8646"/>
    </style:style>
    <style:style style:name="T58" style:family="text">
      <style:text-properties officeooo:rsid="002fe678"/>
    </style:style>
    <style:style style:name="T59" style:family="text">
      <style:text-properties officeooo:rsid="0030d62f"/>
    </style:style>
    <style:style style:name="T60" style:family="text">
      <style:text-properties officeooo:rsid="0030e713"/>
    </style:style>
    <style:style style:name="T61" style:family="text">
      <style:text-properties officeooo:rsid="00312af7"/>
    </style:style>
    <style:style style:name="T62" style:family="text">
      <style:text-properties officeooo:rsid="0032f579"/>
    </style:style>
    <style:style style:name="T63" style:family="text">
      <style:text-properties officeooo:rsid="0034202e"/>
    </style:style>
    <style:style style:name="T64" style:family="text">
      <style:text-properties officeooo:rsid="0037c0c5"/>
    </style:style>
    <style:style style:name="T65" style:family="text">
      <style:text-properties officeooo:rsid="00393d95"/>
    </style:style>
    <style:style style:name="T66" style:family="text">
      <style:text-properties officeooo:rsid="002b8646" fo:background-color="transparent" loext:char-shading-value="0"/>
    </style:style>
    <style:style style:name="T67" style:family="text">
      <style:text-properties officeooo:rsid="00395c3f"/>
    </style:style>
    <style:style style:name="T68" style:family="text">
      <style:text-properties officeooo:rsid="003aa999"/>
    </style:style>
    <style:style style:name="T69" style:family="text">
      <style:text-properties officeooo:rsid="003bb69d"/>
    </style:style>
    <style:style style:name="T70" style:family="text">
      <style:text-properties officeooo:rsid="003c5d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пользовательского приёмочного тестирования </text:p>
      <text:p text:style-name="P1">(<text:span text:style-name="T1">User Acceptance Testing) </text:span></text:p>
      <text:p text:style-name="P2"/>
      <text:p text:style-name="P3">Объект тестирования: <text:span text:style-name="T26">Приложение &lt;&lt;</text:span><text:span text:style-name="T27">Хозяйка</text:span><text:span text:style-name="T26">-7.</text:span><text:span text:style-name="T27">2</text:span><text:span text:style-name="T26">ИИМ&gt;&gt;</text:span><text:span text:style-name="T28"> </text:span><text:span text:style-name="T29">д</text:span><text:span text:style-name="T27">ля</text:span><text:span text:style-name="T28"> </text:span><text:span text:style-name="T26">управления робот</text:span><text:span text:style-name="T27">а</text:span><text:span text:style-name="T26">м</text:span><text:span text:style-name="T27">и</text:span><text:span text:style-name="T26">-пылесос</text:span><text:span text:style-name="T27">ами</text:span><text:span text:style-name="T9">.</text:span></text:p>
      <text:p text:style-name="P2"/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1980765983472">
          <table:table-cell table:style-name="Таблица1.A1" office:value-type="string">
            <text:p text:style-name="P6">№п/п</text:p>
          </table:table-cell>
          <table:table-cell table:style-name="Таблица1.A1" office:value-type="string">
            <text:p text:style-name="P6">Выполняемое действие</text:p>
          </table:table-cell>
          <table:table-cell table:style-name="Таблица1.A1" office:value-type="string">
            <text:p text:style-name="P6">Ожидаемый результат</text:p>
          </table:table-cell>
          <table:table-cell table:style-name="Таблица1.A1" office:value-type="string">
            <text:p text:style-name="P6">Пройден<text:line-break/>да/нет</text:p>
          </table:table-cell>
          <table:table-cell table:style-name="Таблица1.E1" office:value-type="string">
            <text:p text:style-name="P6">Примечание</text:p>
          </table:table-cell>
        </table:table-row>
        <table:table-row table:style-name="TableLine1980853494240">
          <table:table-cell table:style-name="Таблица1.A2" office:value-type="string">
            <text:p text:style-name="P74">1.</text:p>
          </table:table-cell>
          <table:table-cell table:style-name="Таблица1.B2" table:number-columns-spanned="4" office:value-type="string">
            <text:p text:style-name="P75">Регистрация</text:p>
          </table:table-cell>
          <table:covered-table-cell/>
          <table:covered-table-cell/>
          <table:covered-table-cell/>
        </table:table-row>
        <table:table-row table:style-name="TableLine1980853480128">
          <table:table-cell table:style-name="Таблица1.A2" office:value-type="string">
            <text:p text:style-name="P7">1.1.<text:span text:style-name="T32">1.</text:span></text:p>
          </table:table-cell>
          <table:table-cell table:style-name="Таблица1.A2" office:value-type="string">
            <text:p text:style-name="P16">Запуск приложения</text:p>
          </table:table-cell>
          <table:table-cell table:style-name="Таблица1.A2" office:value-type="string">
            <text:p text:style-name="P16">Должно появиться меню с полями &lt;Логин&gt;, &lt;Пароль&gt; и заголовком &lt;<text:span text:style-name="T34">Аутентификация</text:span>&gt; <text:span text:style-name="T34">(Рис. 1)</text:span><text:line-break/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79552">
          <table:table-cell table:style-name="Таблица1.A2" office:value-type="string">
            <text:p text:style-name="P7">1.1.<text:span text:style-name="T34">2</text:span><text:span text:style-name="T32">.</text:span></text:p>
          </table:table-cell>
          <table:table-cell table:style-name="Таблица1.A2" office:value-type="string">
            <text:p text:style-name="P16">Нажатие кнопки &lt;Зарегистрироваться&gt;</text:p>
          </table:table-cell>
          <table:table-cell table:style-name="Таблица1.A2" office:value-type="string">
            <text:p text:style-name="P16">Должно появиться меню с полями &lt;Логин&gt;, &lt;Пароль&gt; и заголовком &lt;Регистрация&gt; <text:span text:style-name="T34">(Рис. 2)</text:span><text:line-break/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77536">
          <table:table-cell table:style-name="Таблица1.A2" office:value-type="string">
            <text:p text:style-name="P7">1.1.<text:span text:style-name="T14">3</text:span><text:span text:style-name="T32">.</text:span></text:p>
          </table:table-cell>
          <table:table-cell table:style-name="Таблица1.A2" office:value-type="string">
            <text:p text:style-name="P8">Ввод нового логина в поле &lt;<text:span text:style-name="T11">Логин</text:span>&gt;.</text:p>
          </table:table-cell>
          <table:table-cell table:style-name="Таблица1.A2" office:value-type="string">
            <text:p text:style-name="P10">В поле <text:span text:style-name="T31">&lt;</text:span><text:span text:style-name="T12">Логин</text:span><text:span text:style-name="T31">&gt; </text:span>должны выводиться символы, соответствующие нажатым клавиша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0496">
          <table:table-cell table:style-name="Таблица1.A2" office:value-type="string">
            <text:p text:style-name="P9">1.1.<text:span text:style-name="T14">4</text:span>.</text:p>
          </table:table-cell>
          <table:table-cell table:style-name="Таблица1.A2" office:value-type="string">
            <text:p text:style-name="P13">Ввод нового логина в поле &lt;Логин&gt; <text:span text:style-name="T11">с использованием недопустимых символов (пробел, </text:span><text:span text:style-name="T13">символы, введенные с использованием </text:span><text:span text:style-name="T2">Alt+Num)</text:span></text:p>
          </table:table-cell>
          <table:table-cell table:style-name="Таблица1.A2" office:value-type="string">
            <text:p text:style-name="P14">При <text:span text:style-name="T35">нажатии на кнопку &lt;Подтвердить</text:span><text:span text:style-name="T4">&gt; </text:span><text:s/>в поле &lt;<text:span text:style-name="T11">Логин&gt;</text:span> появляется сообщение шрифтом красного цвета «Недопустимые символы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1936">
          <table:table-cell table:style-name="Таблица1.A2" office:value-type="string">
            <text:p text:style-name="P9">1.1.<text:span text:style-name="T17">5</text:span>.</text:p>
          </table:table-cell>
          <table:table-cell table:style-name="Таблица1.A2" office:value-type="string">
            <text:p text:style-name="P13">Ввод нового <text:span text:style-name="T35">уже зарегистрированного</text:span> логина в поле &lt;Логин&gt; </text:p>
          </table:table-cell>
          <table:table-cell table:style-name="Таблица1.A2" office:value-type="string">
            <text:p text:style-name="P13">При переключении фокуса на поле &lt;Пароль&gt; в поле &lt;<text:span text:style-name="T11">Логин&gt;</text:span> появляется сообщение шрифтом красного цвета «<text:span text:style-name="T35">Пользователь уже существует</text:span>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3008">
          <table:table-cell table:style-name="Таблица1.A2" office:value-type="string">
            <text:p text:style-name="P69">1.<text:span text:style-name="T15">2</text:span>.<text:span text:style-name="T15">1</text:span>.</text:p>
          </table:table-cell>
          <table:table-cell table:style-name="Таблица1.A2" office:value-type="string">
            <text:p text:style-name="P17">Ввод нового пароля в поле &lt;Пароль&gt;</text:p>
          </table:table-cell>
          <table:table-cell table:style-name="Таблица1.A2" office:value-type="string">
            <text:p text:style-name="P11">В поле <text:span text:style-name="T31">&lt;</text:span><text:span text:style-name="T12">Логин</text:span><text:span text:style-name="T31">&gt; </text:span>долж<text:span text:style-name="T35">ен</text:span> выводиться символ «*» <text:span text:style-name="T35">при каждом нажатии на клавишу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2224">
          <table:table-cell table:style-name="Таблица1.A2" office:value-type="string">
            <text:p text:style-name="P20">1.2.2.</text:p>
          </table:table-cell>
          <table:table-cell table:style-name="Таблица1.A2" office:value-type="string">
            <text:p text:style-name="P13">Ввод нового <text:span text:style-name="T35">пароля</text:span> в поле &lt;<text:span text:style-name="T35">Пароль</text:span>&gt; <text:span text:style-name="T11">с использованием недопустимых символов (пробел, </text:span><text:span text:style-name="T13">символы, введенные с использованием </text:span><text:span text:style-name="T2">Alt+Num)</text:span></text:p>
          </table:table-cell>
          <table:table-cell table:style-name="Таблица1.A2" office:value-type="string">
            <text:p text:style-name="P17">При нажатии на кнопку &lt;Подтвердить<text:span text:style-name="T1">&gt; </text:span><text:span text:style-name="T3">в поле &lt;</text:span><text:span text:style-name="T1">П</text:span><text:span text:style-name="T11">ароль</text:span><text:span text:style-name="T16">&gt;</text:span><text:span text:style-name="T3"> появляется сообщение шрифтом красного цвета «Недопустимые символы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5024">
          <table:table-cell table:style-name="Таблица1.A2" office:value-type="string">
            <text:p text:style-name="P20">1.3.1.</text:p>
          </table:table-cell>
          <table:table-cell table:style-name="Таблица1.A2" office:value-type="string">
            <text:p text:style-name="P17">Нажатие на кнопку &lt;Зарегистрироваться&gt; <text:line-break/><text:span text:style-name="T36">п</text:span>ри правильном вводе логина и пароля.</text:p>
          </table:table-cell>
          <table:table-cell table:style-name="Таблица1.A2" office:value-type="string">
            <text:p text:style-name="P21">Экран должен переключиться на <text:span text:style-name="T38">окно с заголовком </text:span>&lt;<text:span text:style-name="T38">Аутентификация</text:span>&gt; <text:span text:style-name="T39">(Рис. 1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3664">
          <table:table-cell table:style-name="Таблица1.A2" office:value-type="string">
            <text:p text:style-name="P7"/>
          </table:table-cell>
          <table:table-cell table:style-name="Таблица1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ext:soft-page-break/>
        <table:table-row table:style-name="TableLine1980853487616">
          <table:table-cell table:style-name="Таблица1.A2" office:value-type="string">
            <text:p text:style-name="P7"/>
          </table:table-cell>
          <table:table-cell table:style-name="Таблица1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Line1980853483872">
          <table:table-cell table:style-name="Таблица1.A2" office:value-type="string">
            <text:p text:style-name="P74"><text:span text:style-name="T37">2</text:span>.</text:p>
          </table:table-cell>
          <table:table-cell table:style-name="Таблица1.B2" table:number-columns-spanned="4" office:value-type="string">
            <text:p text:style-name="P76">Аутентификация <text:span text:style-name="T41">(окно &lt;Аутентификация&gt;</text:span><text:span text:style-name="T5">)</text:span></text:p>
          </table:table-cell>
          <table:covered-table-cell/>
          <table:covered-table-cell/>
          <table:covered-table-cell/>
        </table:table-row>
        <table:table-row table:style-name="TableLine1980853488768">
          <table:table-cell table:style-name="Таблица1.A2" office:value-type="string">
            <text:p text:style-name="P26">2.1.1.</text:p>
          </table:table-cell>
          <table:table-cell table:style-name="Таблица1.A2" office:value-type="string">
            <text:p text:style-name="P24">Повторить выполнение п.п.1.1.3. - 1.1.5 и п.п.1.2.1 — 1.2.2.</text:p>
          </table:table-cell>
          <table:table-cell table:style-name="Таблица1.A2" office:value-type="string">
            <text:p text:style-name="P24">Экран должен отображаться в соответствии с указанными пунктами данного протокола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7904">
          <table:table-cell table:style-name="Таблица1.A2" office:value-type="string">
            <text:p text:style-name="P26">2.1.2.</text:p>
          </table:table-cell>
          <table:table-cell table:style-name="Таблица1.A2" office:value-type="string">
            <text:p text:style-name="P24">Ввод пары логин — пароль, не соответствующи<text:span text:style-name="T40">м</text:span> хранимым в базе.</text:p>
          </table:table-cell>
          <table:table-cell table:style-name="Таблица1.A2" office:value-type="string">
            <text:p text:style-name="P22"><text:span text:style-name="T40">О</text:span><text:span text:style-name="T38">кно с заголовком </text:span>&lt;<text:span text:style-name="T38">Аутентификация</text:span>&gt; <text:span text:style-name="T40">должно вернутся к первоначальному состоянию для повтора ввода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5888">
          <table:table-cell table:style-name="Таблица1.A2" office:value-type="string">
            <text:p text:style-name="P27">2.1.3.</text:p>
          </table:table-cell>
          <table:table-cell table:style-name="Таблица1.A2" office:value-type="string">
            <text:p text:style-name="P25">Ввод пары логин — пароль, <text:s/>соответствующи<text:span text:style-name="T40">м</text:span> хранимым в базе.</text:p>
          </table:table-cell>
          <table:table-cell table:style-name="Таблица1.A2" office:value-type="string">
            <text:p text:style-name="P28">Должно отобразиться окно с заголовком &lt;Авторизация&gt; <text:span text:style-name="T46">(Рис. 3)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4448">
          <table:table-cell table:style-name="Таблица1.A2" office:value-type="string">
            <text:p text:style-name="P71">3.</text:p>
          </table:table-cell>
          <table:table-cell table:style-name="Таблица1.B2" table:number-columns-spanned="4" office:value-type="string">
            <text:p text:style-name="P73">Авторизация (окно &lt;Авторизация&gt;<text:span text:style-name="T1">)</text:span></text:p>
          </table:table-cell>
          <table:covered-table-cell/>
          <table:covered-table-cell/>
          <table:covered-table-cell/>
        </table:table-row>
        <table:table-row table:style-name="TableLine1980853477824">
          <table:table-cell table:style-name="Таблица1.A2" office:value-type="string">
            <text:p text:style-name="P29">3.1.1.</text:p>
          </table:table-cell>
          <table:table-cell table:style-name="Таблица1.A2" office:value-type="string">
            <text:p text:style-name="P18">Ввод <text:span text:style-name="T42">ПИН-кода</text:span> в поле &lt;<text:span text:style-name="T42">ПИН-код</text:span>&gt;.</text:p>
          </table:table-cell>
          <table:table-cell table:style-name="Таблица1.A2" office:value-type="string">
            <text:p text:style-name="P12">В поле <text:span text:style-name="T31">&lt;</text:span><text:span text:style-name="T18">ПИН-код</text:span><text:span text:style-name="T31">&gt; </text:span>долж<text:span text:style-name="T35">ен</text:span> выводиться символ «*» <text:span text:style-name="T35">при каждом нажатии на клавишу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78688">
          <table:table-cell table:style-name="Таблица1.A2" office:value-type="string">
            <text:p text:style-name="P31">3.1.2.</text:p>
          </table:table-cell>
          <table:table-cell table:style-name="Таблица1.A2" office:value-type="string">
            <text:p text:style-name="P18">Ввод <text:span text:style-name="T42">короткого (менее 4 символов) ПИН-кода</text:span> в поле &lt;<text:span text:style-name="T42">ПИН-код</text:span>&gt; <text:span text:style-name="T43">и нажатии кнопки &lt;Подтвердить&gt; или кнопки &lt;Зарегистрироваться&gt;.</text:span></text:p>
          </table:table-cell>
          <table:table-cell table:style-name="Таблица1.A2" office:value-type="string">
            <text:p text:style-name="P12">В поле <text:span text:style-name="T31">&lt;</text:span><text:span text:style-name="T18">ПИН-код</text:span><text:span text:style-name="T31">&gt; </text:span><text:span text:style-name="T33">появляется сообщение шрифтом красного цвета «</text:span><text:span text:style-name="T42">Введите 4 цифры</text:span><text:span text:style-name="T33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5104">
          <table:table-cell table:style-name="Таблица1.A2" office:value-type="string">
            <text:p text:style-name="P31">3.1.3.</text:p>
          </table:table-cell>
          <table:table-cell table:style-name="Таблица1.A2" office:value-type="string">
            <text:p text:style-name="P19">Ввод <text:span text:style-name="T42">длинного (более 4 символов) ПИН-кода</text:span> в поле &lt;<text:span text:style-name="T42">ПИН-код</text:span>&gt; <text:span text:style-name="T43">и нажатии кнопки &lt;Подтвердить&gt; или кнопки &lt;Зарегистрироваться&gt;.</text:span></text:p>
          </table:table-cell>
          <table:table-cell table:style-name="Таблица1.A2" office:value-type="string">
            <text:p text:style-name="P12">В поле <text:span text:style-name="T31">&lt;</text:span><text:span text:style-name="T18">ПИН-код</text:span><text:span text:style-name="T31">&gt; </text:span><text:span text:style-name="T33">появляется сообщение шрифтом красного цвета «</text:span><text:span text:style-name="T42">Введите 4 цифры</text:span><text:span text:style-name="T33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3376">
          <table:table-cell table:style-name="Таблица1.A2" office:value-type="string">
            <text:p text:style-name="P31">3.1.<text:span text:style-name="T43">4</text:span>.</text:p>
          </table:table-cell>
          <table:table-cell table:style-name="Таблица1.A2" office:value-type="string">
            <text:p text:style-name="P19">Ввод <text:span text:style-name="T42">символов, отличных от цифровых </text:span><text:s/><text:span text:style-name="T43">и нажатии кнопки &lt;Подтвердить&gt; или кнопки &lt;Зарегистрироваться&gt;</text:span><text:span text:style-name="T42">.</text:span></text:p>
          </table:table-cell>
          <table:table-cell table:style-name="Таблица1.A2" office:value-type="string">
            <text:p text:style-name="P12">В поле <text:span text:style-name="T31">&lt;</text:span><text:span text:style-name="T18">ПИН-код</text:span><text:span text:style-name="T31">&gt; </text:span><text:span text:style-name="T33">появляется сообщение шрифтом красного цвета «</text:span><text:span text:style-name="T42">Введите 4 цифры</text:span><text:span text:style-name="T33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4736">
          <table:table-cell table:style-name="Таблица1.A2" office:value-type="string">
            <text:p text:style-name="P31">3.1.<text:span text:style-name="T43">5</text:span>.</text:p>
          </table:table-cell>
          <table:table-cell table:style-name="Таблица1.A2" office:value-type="string">
            <text:p text:style-name="P18">Ввод <text:span text:style-name="T43">корректного нового ПИН-кода и нажатие кнопки &lt;Зарегистрироваться&gt;</text:span></text:p>
          </table:table-cell>
          <table:table-cell table:style-name="Таблица1.A2" office:value-type="string">
            <text:p text:style-name="P32">В памяти приложения <text:span text:style-name="T44">сохраняется введённый ПИН-код для текущего пользователя смартфона.</text:span> <text:span text:style-name="T44">Кроме того, он сохраняется </text:span>и в базе <text:span text:style-name="T44">облака</text:span> <text:span text:style-name="T44">для текущего пользователя приложения.<text:line-break/>Должно появиться окно &lt;Выбор пылесосов&gt;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3952">
          <table:table-cell table:style-name="Таблица1.A2" office:value-type="string">
            <text:p text:style-name="P31">3.1.<text:span text:style-name="T47">6</text:span>.</text:p>
          </table:table-cell>
          <table:table-cell table:style-name="Таблица1.A2" office:value-type="string">
            <text:p text:style-name="P18">Ввод <text:span text:style-name="T43">корректного </text:span><text:span text:style-name="T44">ранее</text:span><text:span text:style-name="T43"> </text:span><text:span text:style-name="T44">сохранённого</text:span><text:span text:style-name="T43"> ПИН-кода и нажатие кнопки &lt;</text:span><text:span text:style-name="T44">Подтвердить</text:span><text:span text:style-name="T43">&gt;</text:span></text:p>
          </table:table-cell>
          <table:table-cell table:style-name="Таблица1.A2" office:value-type="string">
            <text:p text:style-name="P33">Должно появиться окно &lt;Выбор пылесосов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0992">
          <table:table-cell table:style-name="Таблица1.A2" office:value-type="string">
            <text:p text:style-name="P34">3.2.1.</text:p>
          </table:table-cell>
          <table:table-cell table:style-name="Таблица1.A2" office:value-type="string">
            <text:p text:style-name="P33">Запуск приложения пользователем смартфона, имеющего зарегистрированный аккаунт в приложении.</text:p>
          </table:table-cell>
          <table:table-cell table:style-name="Таблица1.A2" office:value-type="string">
            <text:p text:style-name="P33">Должно открыться окно &lt;Авторизация<text:span text:style-name="T1">&gt; </text:span><text:span text:style-name="T20">(Рис. 3)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1280">
          <table:table-cell table:style-name="Таблица1.A2" office:value-type="string">
            <text:p text:style-name="P34">3.2.<text:span text:style-name="T45">2</text:span>.</text:p>
          </table:table-cell>
          <table:table-cell table:style-name="Таблица1.A2" office:value-type="string">
            <text:p text:style-name="P33">Запуск приложения пользователем смартфона, <text:span text:style-name="T45">не</text:span> имеющего зарегистрированный аккаунт в приложении.</text:p>
          </table:table-cell>
          <table:table-cell table:style-name="Таблица1.A2" office:value-type="string">
            <text:p text:style-name="P33">Должно открыться окно &lt;<text:span text:style-name="T45">Аутентификация</text:span><text:span text:style-name="T1">&gt; </text:span><text:span text:style-name="T19">(Рис. 1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2144">
          <table:table-cell table:style-name="Таблица1.A2" office:value-type="string">
            <text:p text:style-name="P29"/>
          </table:table-cell>
          <table:table-cell table:style-name="Таблица1.B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Line1980853494816">
          <table:table-cell table:style-name="Таблица1.A2" office:value-type="string">
            <text:p text:style-name="P29"/>
          </table:table-cell>
          <table:table-cell table:style-name="Таблица1.B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ext:soft-page-break/>
        <table:table-row table:style-name="TableLine1980853478112">
          <table:table-cell table:style-name="Таблица1.A2" office:value-type="string">
            <text:p text:style-name="P71"><text:span text:style-name="T47">4</text:span>.</text:p>
          </table:table-cell>
          <table:table-cell table:style-name="Таблица1.B2" table:number-columns-spanned="4" office:value-type="string">
            <text:p text:style-name="P72"><text:span text:style-name="T47">Выбор </text:span><text:span text:style-name="T48">роботов</text:span> (окно &lt;<text:span text:style-name="T47">Выбор </text:span><text:span text:style-name="T48">роботов</text:span>&gt;<text:span text:style-name="T1">)</text:span></text:p>
          </table:table-cell>
          <table:covered-table-cell/>
          <table:covered-table-cell/>
          <table:covered-table-cell/>
        </table:table-row>
        <table:table-row table:style-name="Таблица1.29">
          <table:table-cell table:style-name="Таблица1.A2" office:value-type="string">
            <text:p text:style-name="P35">4.1.1.</text:p>
          </table:table-cell>
          <table:table-cell table:style-name="Таблица1.A2" office:value-type="string">
            <text:p text:style-name="P36">Открытие окна (см. п.п. 3.1.5. и 3.1.6). <text:span text:style-name="T48">При этом все роботы должны быть включены и </text:span><text:span text:style-name="T52">находиться </text:span><text:span text:style-name="T48">в пределах распространения сигнала.</text:span></text:p>
          </table:table-cell>
          <table:table-cell table:style-name="Таблица1.A2" office:value-type="string">
            <text:p text:style-name="P38">Должна отображаться <text:line-break/>1.Для каждого из подключенных к приложению роботов отдельное поле серого цвета со следующей информацией:<text:line-break/>а. Три графических индикатора зелёного, чёрного и голубого цвета, отражающих заряд батареи, наполнение пылесборника и наличие моющей жидкости соответственно.<text:line-break/>б.Имя робота чек-боксом выбора слева от него и с индикатором номера и актуальности версии справа от имени.<text:line-break/>в.Индикатор требования обслуживания под именем.<text:line-break/>г. Кнопка запуска и остановки работы пылесоса.<text:line-break/>2.Ниже списка пылесовов должна отображаться кнопка &lt;Добавить робота&gt;, которая используется для поиска и подключения новых роботов, если <text:s/>этого не произошло автоматически.</text:p>
            <text:p text:style-name="P38"><text:span text:style-name="T56">3.Кнопки «Управление группой».<text:line-break/>4.Группа кнопок синего цвета в нижней части экрана, обеспечивающих общие задачи управления.</text:span><text:line-break/><text:span text:style-name="T48">(Рис. 4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37"><text:span text:style-name="T48">1. </text:span>Добавить кнопку &lt;Добавить робота&gt; в<text:span text:style-name="T1"> UX/UI</text:span><text:span text:style-name="T11"> диаграмму. <text:line-break/></text:span><text:span text:style-name="T21">2. Изменить название окна &lt;Выбор пылесосов</text:span><text:span text:style-name="T6">&gt; </text:span><text:span text:style-name="T21">на &lt;Выбор роботов&gt;</text:span></text:p>
          </table:table-cell>
        </table:table-row>
        <table:table-row table:style-name="TableLine1980853492512">
          <table:table-cell table:style-name="Таблица1.A2" office:value-type="string">
            <text:p text:style-name="P42">4.2.1.</text:p>
          </table:table-cell>
          <table:table-cell table:style-name="Таблица1.A2" office:value-type="string">
            <text:p text:style-name="P40">Выключение питания <text:span text:style-name="T49">робота</text:span>.</text:p>
          </table:table-cell>
          <table:table-cell table:style-name="Таблица1.A2" office:value-type="string">
            <text:p text:style-name="P40">Пылесос добжен автоматически удалиться из меню &lt;Выбор <text:span text:style-name="T49">робота</text:span>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5312">
          <table:table-cell table:style-name="Таблица1.A2" office:value-type="string">
            <text:p text:style-name="P42">4.2.2.</text:p>
          </table:table-cell>
          <table:table-cell table:style-name="Таблица1.A2" office:value-type="string">
            <text:p text:style-name="P40">Включение питания <text:span text:style-name="T49">робота</text:span>, который уже подключался к приложению.</text:p>
          </table:table-cell>
          <table:table-cell table:style-name="Таблица1.A2" office:value-type="string">
            <text:p text:style-name="P40">Пылесос должен появиться в меню &lt;Выбор <text:span text:style-name="T49">робота</text:span>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2800">
          <table:table-cell table:style-name="Таблица1.A2" office:value-type="string">
            <text:p text:style-name="P42">4.2.3.</text:p>
          </table:table-cell>
          <table:table-cell table:style-name="Таблица1.A2" office:value-type="string">
            <text:p text:style-name="P40">Включение <text:span text:style-name="T49">питания</text:span> нового <text:span text:style-name="T49">робота</text:span>.</text:p>
          </table:table-cell>
          <table:table-cell table:style-name="Таблица1.A2" office:value-type="string">
            <text:p text:style-name="P40">Должно появиться стандартное в этом приложении поле <text:span text:style-name="T49">робота</text:span> серого цвета с <text:span text:style-name="T49">редактируемым</text:span> полем имени <text:span text:style-name="T49">робота.</text:span> <text:span text:style-name="T49">По умолчанию выводится порядковый номер робота вместо имени. 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6176">
          <table:table-cell table:style-name="Таблица1.A2" office:value-type="string">
            <text:p text:style-name="P42">4.2.4.</text:p>
          </table:table-cell>
          <table:table-cell table:style-name="Таблица1.A2" office:value-type="string">
            <text:p text:style-name="P41">Ввод имени робота</text:p>
          </table:table-cell>
          <table:table-cell table:style-name="Таблица1.A2" office:value-type="string">
            <text:p text:style-name="P41">Должны отображаться вводимые символы. При деактивации поля, имя робота должно сохраниться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3296">
          <table:table-cell table:style-name="Таблица1.A2" office:value-type="string">
            <text:p text:style-name="P42">4.2.5.</text:p>
          </table:table-cell>
          <table:table-cell table:style-name="Таблица1.A2" office:value-type="string">
            <text:p text:style-name="P41">Повторить выполнение п.п.4.2.1 и 4.2.2. для проверки вновь <text:soft-page-break/>зарегистрированного робота.</text:p>
          </table:table-cell>
          <table:table-cell table:style-name="Таблица1.A2" office:value-type="string">
            <text:p text:style-name="P41">Индикация должна соответствовать указанным <text:soft-page-break/>пунктам. Имя пылесоса должно соответствовать введенному в п. 4.2.4. имени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78976">
          <table:table-cell table:style-name="Таблица1.A2" office:value-type="string">
            <text:p text:style-name="P39">4.<text:span text:style-name="T50">3</text:span>.<text:span text:style-name="T51">1</text:span>.</text:p>
          </table:table-cell>
          <table:table-cell table:style-name="Таблица1.A2" office:value-type="string">
            <text:p text:style-name="P40">Нажатие на чек-бокс <text:span text:style-name="T49">робота</text:span></text:p>
          </table:table-cell>
          <table:table-cell table:style-name="Таблица1.A2" office:value-type="string">
            <text:p text:style-name="P43">При каждом нажатии состояние чек-бокса должно изменяться на противоположно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3088">
          <table:table-cell table:style-name="Таблица1.A2" office:value-type="string">
            <text:p text:style-name="P44">4.3.2.</text:p>
          </table:table-cell>
          <table:table-cell table:style-name="Таблица1.A2" office:value-type="string">
            <text:p text:style-name="P43">Нажатие на кнопку запуска и остановки робота.</text:p>
          </table:table-cell>
          <table:table-cell table:style-name="Таблица1.A2" office:value-type="string">
            <text:p text:style-name="P43">При каждом нажатии должна изменяться индикация <text:span text:style-name="T55">на кнопке</text:span> «старт» - «стоп» <text:span text:style-name="T55">(«старт» - зелёный треугольник, «стоп» - красный квадрат)</text:span> и обратно. При этом, соответствующий робот должен выполнять или прекращать работу соответственно. 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0416">
          <table:table-cell table:style-name="Таблица1.A2" office:value-type="string">
            <text:p text:style-name="P45">4.4.1.</text:p>
          </table:table-cell>
          <table:table-cell table:style-name="Таблица1.A2" office:value-type="string">
            <text:p text:style-name="P46">Нажатие кнопки «запуск» <text:s/>(зелёный треугольник на изображении кнопки) в блоке &lt;Управление группой&gt;.</text:p>
          </table:table-cell>
          <table:table-cell table:style-name="Таблица1.A2" office:value-type="string">
            <text:p text:style-name="P46">Выполняется запуск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79264">
          <table:table-cell table:style-name="Таблица1.A2" office:value-type="string">
            <text:p text:style-name="P45">4.4.2.</text:p>
          </table:table-cell>
          <table:table-cell table:style-name="Таблица1.A2" office:value-type="string">
            <text:p text:style-name="P46">Нажатие кнопки «остановка» (красный квадрат на изображении кнопки) в блоке &lt;Управление группой&gt;.</text:p>
          </table:table-cell>
          <table:table-cell table:style-name="Таблица1.A2" office:value-type="string">
            <text:p text:style-name="P46">Выполняется остановка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6752">
          <table:table-cell table:style-name="Таблица1.A2" office:value-type="string">
            <text:p text:style-name="P45">4.4.3.</text:p>
          </table:table-cell>
          <table:table-cell table:style-name="Таблица1.A2" office:value-type="string">
            <text:p text:style-name="P46">Нажатие кнопки «пауза» (две вертикальные красные полоски на изображении кнопки) в блоке &lt;Управление группой&gt;.</text:p>
          </table:table-cell>
          <table:table-cell table:style-name="Таблица1.A2" office:value-type="string">
            <text:p text:style-name="P46">Выполняется <text:span text:style-name="T60">при</text:span>остановка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1856">
          <table:table-cell table:style-name="Таблица1.A2" office:value-type="string">
            <text:p text:style-name="P63">4.4.4.</text:p>
          </table:table-cell>
          <table:table-cell table:style-name="Таблица1.A2" office:value-type="string">
            <text:p text:style-name="P64">Нажатие чекбокса каждого робота группы в режиме «пауза»</text:p>
          </table:table-cell>
          <table:table-cell table:style-name="Таблица1.A2" office:value-type="string">
            <text:p text:style-name="P64">Чекбоксы роботов группы не должны переключаться при нажатии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0704">
          <table:table-cell table:style-name="Таблица1.A2" office:value-type="string">
            <text:p text:style-name="P68">4.4.5.</text:p>
          </table:table-cell>
          <table:table-cell table:style-name="Таблица1.A2" office:value-type="string">
            <text:p text:style-name="P67">Нажатие на синюю кнопку с изображением шестерни в режиме «пауза» группы.</text:p>
          </table:table-cell>
          <table:table-cell table:style-name="Таблица1.A2" office:value-type="string">
            <text:p text:style-name="P67">Нажатие на кнопку не должно приводить к переходу на экран изменения расписания группы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1568">
          <table:table-cell table:style-name="Таблица1.A2" office:value-type="string">
            <text:p text:style-name="P48">4.5.1.</text:p>
          </table:table-cell>
          <table:table-cell table:style-name="Таблица1.A2" office:value-type="string">
            <text:p text:style-name="P49">Нажатие на кнопку синего цвета <text:span text:style-name="T57">с изображением шестерни.</text:span></text:p>
          </table:table-cell>
          <table:table-cell table:style-name="Таблица1.A2" office:value-type="string">
            <text:p text:style-name="P51">Должен открыться экран с настройками расписания группы и выбора режима уборки группы (Рис. 5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70">Расписание отдельного робота см. п.<text:span text:style-name="T59">5.</text:span><text:span text:style-name="T65">4</text:span><text:span text:style-name="T59">.</text:span><text:span text:style-name="T65">2</text:span></text:p>
          </table:table-cell>
        </table:table-row>
        <table:table-row table:style-name="TableLine1980853487040">
          <table:table-cell table:style-name="Таблица1.A2" office:value-type="string">
            <text:p text:style-name="P52">4.5.2.</text:p>
          </table:table-cell>
          <table:table-cell table:style-name="Таблица1.A2" office:value-type="string">
            <text:p text:style-name="P50">Нажатие на кнопку синего цвета <text:span text:style-name="T57">с текстом «</text:span><text:span text:style-name="T7">HOME</text:span><text:span text:style-name="T22">»</text:span><text:span text:style-name="T57">.</text:span></text:p>
          </table:table-cell>
          <table:table-cell table:style-name="Таблица1.A2" office:value-type="string">
            <text:p text:style-name="P51">Все роботы группы должны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1">На <text:span text:style-name="T1">UX/UI </text:span><text:span text:style-name="T11">заменить текст на символ домика.</text:span></text:p>
          </table:table-cell>
        </table:table-row>
        <table:table-row table:style-name="TableLine1980853488192">
          <table:table-cell table:style-name="Таблица1.A2" office:value-type="string">
            <text:p text:style-name="P52">4.5.3.</text:p>
          </table:table-cell>
          <table:table-cell table:style-name="Таблица1.A2" office:value-type="string">
            <text:p text:style-name="P50">Нажатие на кнопку синего цвета <text:span text:style-name="T57">с </text:span><text:span text:style-name="T22">изображением стрелок ручного управления </text:span><text:span text:style-name="T23">робота</text:span><text:span text:style-name="T22">.</text:span></text:p>
          </table:table-cell>
          <table:table-cell table:style-name="Таблица1.A2" office:value-type="string">
            <text:p text:style-name="P51">На данном экране не должна приводить ни к каким действ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3">На <text:span text:style-name="T1">UX/UI </text:span><text:span text:style-name="T11">для данного экрана сделать её затемнённой.</text:span></text:p>
          </table:table-cell>
        </table:table-row>
        <table:table-row table:style-name="TableLine1980853482432">
          <table:table-cell table:style-name="Таблица1.A2" office:value-type="string">
            <text:p text:style-name="P54">4.5.4.</text:p>
          </table:table-cell>
          <table:table-cell table:style-name="Таблица1.A2" office:value-type="string">
            <text:p text:style-name="P55">Нажатие на кнопку синего цвета с надписью «<text:span text:style-name="T1">STOP</text:span><text:span text:style-name="T11">».</text:span></text:p>
          </table:table-cell>
          <table:table-cell table:style-name="Таблица1.A2" office:value-type="string">
            <text:p text:style-name="P55">Все роботы должны остановить работу (в том числе и не входящие в группу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5">Кнопка должна работать аналогично на всех экранах.</text:p>
          </table:table-cell>
        </table:table-row>
        <table:table-row table:style-name="TableLine1980853488480">
          <table:table-cell table:style-name="Таблица1.A2" office:value-type="string">
            <text:p text:style-name="P57">4.5.5.</text:p>
          </table:table-cell>
          <table:table-cell table:style-name="Таблица1.A2" office:value-type="string">
            <text:p text:style-name="P58">Нажатие серое поле любого робота в списке (за пределами <text:soft-page-break/>кнопки управления роботом). Выполнить для каждого робота.</text:p>
          </table:table-cell>
          <table:table-cell table:style-name="Таблица1.A2" office:value-type="string">
            <text:p text:style-name="P58">Должно открыть экран управления выбранным <text:soft-page-break/>роботом (Рис. 6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89056">
          <table:table-cell table:style-name="Таблица1.A2" office:value-type="string">
            <text:p text:style-name="P71"><text:span text:style-name="T58">5</text:span>.</text:p>
          </table:table-cell>
          <table:table-cell table:style-name="Таблица1.B2" table:number-columns-spanned="4" office:value-type="string">
            <text:p text:style-name="P72">&lt;<text:span text:style-name="T58">Имя робота</text:span><text:span text:style-name="T8">&gt;</text:span> (окно <text:span text:style-name="T58">управления отдельным роботом</text:span><text:span text:style-name="T1">)</text:span></text:p>
          </table:table-cell>
          <table:covered-table-cell/>
          <table:covered-table-cell/>
          <table:covered-table-cell/>
        </table:table-row>
        <table:table-row table:style-name="TableLine1980853482720">
          <table:table-cell table:style-name="Таблица1.A2" office:value-type="string">
            <text:p text:style-name="P59">5.1.1.</text:p>
          </table:table-cell>
          <table:table-cell table:style-name="Таблица1.A2" office:value-type="string">
            <text:p text:style-name="P60">Открытие окна см. п.4.5.5.</text:p>
          </table:table-cell>
          <table:table-cell table:style-name="Таблица1.A2" office:value-type="string">
            <text:p text:style-name="P61">Должно отображаться корректно:<text:line-break/>1.Имя робота.<text:line-break/>2.Индикация исправности робота (зелёный круг — исправен, красный круг — неисправен).<text:line-break/>3.Индикация требования провести обслуживание. Текст «<text:span text:style-name="T1">SERVICE</text:span><text:span text:style-name="T11">» красным цветом — требуется обслуживание, серым цветом — не требуется обслуживание.</text:span></text:p>
            <text:p text:style-name="P61"><text:span text:style-name="T24">4. Горизонтальные прогресс-бары индикации заряда батареи (зелёный), наполнения пылесборника (чёрный) и наполнения ёмкости моющей жидкостью (голубой).</text:span><text:span text:style-name="T11"><text:line-break/></text:span><text:span text:style-name="T24">5</text:span><text:span text:style-name="T11">.Индикация версии ПО <text:s/>робота. Красным цветом — требуется обновление ПО. <text:line-break/></text:span><text:span text:style-name="T24">6</text:span><text:span text:style-name="T11">. Группа кнопок «Управление работой». </text:span><text:span text:style-name="T24">Индикация должна быть аналогична группе кнопок «Управление группой» (Рис. 4).<text:line-break/>7. Индикация выбора режима уборки. Радиокнопки внутри групп должны исключать одновременный выбор режимов.<text:line-break/>8. Группа синих кнопок общего управления (описана для предыдущего экрана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0">ПО обновляется автоматически при подключении робота к приложению.</text:p>
          </table:table-cell>
        </table:table-row>
        <table:table-row table:style-name="TableLine1980853489344">
          <table:table-cell table:style-name="Таблица1.A2" office:value-type="string">
            <text:p text:style-name="P62">5.2.1.</text:p>
          </table:table-cell>
          <table:table-cell table:style-name="Таблица1.A2" office:value-type="string">
            <text:p text:style-name="P46">Нажатие кнопки «запуск» <text:s/>(зелёный треугольник на изображении кнопки) в блоке &lt;Управление <text:span text:style-name="T59">работой</text:span>&gt;.</text:p>
          </table:table-cell>
          <table:table-cell table:style-name="Таблица1.A2" office:value-type="string">
            <text:p text:style-name="P46">Выполняется запуск робот<text:span text:style-name="T60">а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0208">
          <table:table-cell table:style-name="Таблица1.A2" office:value-type="string">
            <text:p text:style-name="P62">5.2.2.</text:p>
          </table:table-cell>
          <table:table-cell table:style-name="Таблица1.A2" office:value-type="string">
            <text:p text:style-name="P47">Нажатие кнопки «остановка» (красный квадрат на изображении кнопки) в блоке &lt;Управление <text:span text:style-name="T59">работой</text:span>&gt;.</text:p>
          </table:table-cell>
          <table:table-cell table:style-name="Таблица1.A2" office:value-type="string">
            <text:p text:style-name="P46">Выполняется остановка <text:span text:style-name="T60">робота</text:span>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491072">
          <table:table-cell table:style-name="Таблица1.A2" office:value-type="string">
            <text:p text:style-name="P62">5.2.3.</text:p>
          </table:table-cell>
          <table:table-cell table:style-name="Таблица1.A2" office:value-type="string">
            <text:p text:style-name="P47">Нажатие кнопки «пауза» (две вертикальные красные полоски на изображении кнопки) в блоке &lt;Управление <text:span text:style-name="T59">работой</text:span>&gt;.</text:p>
          </table:table-cell>
          <table:table-cell table:style-name="Таблица1.A2" office:value-type="string">
            <text:p text:style-name="P46">Выполняется <text:span text:style-name="T60">при</text:span>остановка <text:span text:style-name="T60">робота</text:span>. 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>Робот невозможно <text:span text:style-name="T62">пере</text:span>ключить <text:span text:style-name="T62">на ручное управление</text:span> в режиме «Пауза»</text:p>
          </table:table-cell>
        </table:table-row>
        <table:table-row table:style-name="TableLine1980853491072">
          <table:table-cell table:style-name="Таблица1.A2" office:value-type="string">
            <text:p text:style-name="P81">5.<text:span text:style-name="T64">3</text:span>.<text:span text:style-name="T64">1</text:span>.</text:p>
          </table:table-cell>
          <table:table-cell table:style-name="Таблица1.A2" office:value-type="string">
            <text:p text:style-name="P82">Нажатие на радиокнопку «Ежедневная» при активной кнопке «Генеральная»</text:p>
          </table:table-cell>
          <table:table-cell table:style-name="Таблица1.A2" office:value-type="string">
            <text:p text:style-name="P83">Кнопка «Ежедневная» должна стать активной, а кнопка «Генеральная» должна стать неактивной. <text:span text:style-name="T64">Должно </text:span><text:soft-page-break/><text:span text:style-name="T64">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491072">
          <table:table-cell table:style-name="Таблица1.A2" office:value-type="string">
            <text:p text:style-name="P81">5.<text:span text:style-name="T64">3</text:span>.<text:span text:style-name="T64">2</text:span>.</text:p>
          </table:table-cell>
          <table:table-cell table:style-name="Таблица1.A2" office:value-type="string">
            <text:p text:style-name="P82">Нажатие на радиокнопку «Ежедневная» при неактивной кнопке «Генеральная»</text:p>
          </table:table-cell>
          <table:table-cell table:style-name="Таблица1.A2" office:value-type="string">
            <text:p text:style-name="P8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491072">
          <table:table-cell table:style-name="Таблица1.A2" office:value-type="string">
            <text:p text:style-name="P81">5.<text:span text:style-name="T64">3</text:span>.<text:span text:style-name="T64">3</text:span>.</text:p>
          </table:table-cell>
          <table:table-cell table:style-name="Таблица1.A2" office:value-type="string">
            <text:p text:style-name="P82">Нажатие на радиокнопку «Генеральная» при активной кнопке «Ежедневная»</text:p>
          </table:table-cell>
          <table:table-cell table:style-name="Таблица1.A2" office:value-type="string">
            <text:p text:style-name="P83">Кнопка «Генеральная» должна стать активной, а кнопка «Ежедневная» должна стать неактивной. <text:span text:style-name="T64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491072">
          <table:table-cell table:style-name="Таблица1.A2" office:value-type="string">
            <text:p text:style-name="P84">5.3.4.</text:p>
          </table:table-cell>
          <table:table-cell table:style-name="Таблица1.A2" office:value-type="string">
            <text:p text:style-name="P82">Нажатие на радиокнопку «Генеральная» при неактивной кнопке «Ежедневная»</text:p>
          </table:table-cell>
          <table:table-cell table:style-name="Таблица1.A2" office:value-type="string">
            <text:p text:style-name="P8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491072">
          <table:table-cell table:style-name="Таблица1.A2" office:value-type="string">
            <text:p text:style-name="P84">5.3.5.</text:p>
          </table:table-cell>
          <table:table-cell table:style-name="Таблица1.A2" office:value-type="string">
            <text:p text:style-name="P82">Нажатие на радиокнопку «<text:span text:style-name="T64">Сухая</text:span>» при активной кнопке «<text:span text:style-name="T64">Влажная</text:span>»</text:p>
          </table:table-cell>
          <table:table-cell table:style-name="Таблица1.A2" office:value-type="string">
            <text:p text:style-name="P83">Кнопка «<text:span text:style-name="T64">Сухая</text:span>» должна стать активной, а кнопка «<text:span text:style-name="T64">Влажная</text:span>» должна стать неактивной. <text:span text:style-name="T64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491072">
          <table:table-cell table:style-name="Таблица1.A2" office:value-type="string">
            <text:p text:style-name="P84">5.3.6.</text:p>
          </table:table-cell>
          <table:table-cell table:style-name="Таблица1.A2" office:value-type="string">
            <text:p text:style-name="P83">Нажатие на радиокнопку «<text:span text:style-name="T64">Сухая</text:span>» при <text:span text:style-name="T64">не</text:span>активной кнопке «<text:span text:style-name="T64">Влажная</text:span>»</text:p>
          </table:table-cell>
          <table:table-cell table:style-name="Таблица1.A2" office:value-type="string">
            <text:p text:style-name="P8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491072">
          <table:table-cell table:style-name="Таблица1.A2" office:value-type="string">
            <text:p text:style-name="P84">5.3.7.</text:p>
          </table:table-cell>
          <table:table-cell table:style-name="Таблица1.A2" office:value-type="string">
            <text:p text:style-name="P82">Нажатие на радиокнопку «<text:span text:style-name="T64">Влажная</text:span>» при активной кнопке «<text:span text:style-name="T64">Сухая</text:span>»</text:p>
          </table:table-cell>
          <table:table-cell table:style-name="Таблица1.A2" office:value-type="string">
            <text:p text:style-name="P83">Кнопка «<text:span text:style-name="T64">Влажная</text:span>» должна стать активной, а кнопка «<text:span text:style-name="T64">сухая</text:span>» должна стать неактивной. <text:span text:style-name="T64">Должно произойти изменение режима уборки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491072">
          <table:table-cell table:style-name="Таблица1.A2" office:value-type="string">
            <text:p text:style-name="P84">5.3.8.</text:p>
          </table:table-cell>
          <table:table-cell table:style-name="Таблица1.A2" office:value-type="string">
            <text:p text:style-name="P83">Нажатие на радиокнопку «<text:span text:style-name="T64">Влажная</text:span>» при неактивной кнопке «<text:span text:style-name="T64">Сухая</text:span>»</text:p>
          </table:table-cell>
          <table:table-cell table:style-name="Таблица1.A2" office:value-type="string">
            <text:p text:style-name="P82">Не должно привести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5"/>
          </table:table-cell>
        </table:table-row>
        <table:table-row table:style-name="TableLine1980853507776">
          <table:table-cell table:style-name="Таблица1.A2" office:value-type="string">
            <text:p text:style-name="P66">5.<text:span text:style-name="T65">4</text:span>.<text:span text:style-name="T65">1</text:span>.</text:p>
          </table:table-cell>
          <table:table-cell table:style-name="Таблица1.A2" office:value-type="string">
            <text:p text:style-name="P67">Нажатие на синюю кнопку «Ручное управление» при нажатой кнопке «Пауза».</text:p>
          </table:table-cell>
          <table:table-cell table:style-name="Таблица1.A2" office:value-type="string">
            <text:p text:style-name="P67">Робот не должен сбрасывать программу и переходить на ручное управлени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85">См. примечание к п. 5.2.3.</text:p>
          </table:table-cell>
        </table:table-row>
        <table:table-row table:style-name="TableLine1980853503456">
          <table:table-cell table:style-name="Таблица1.A2" office:value-type="string">
            <text:p text:style-name="P62">5.<text:span text:style-name="T65">4</text:span>.<text:span text:style-name="T65">2</text:span>.</text:p>
          </table:table-cell>
          <table:table-cell table:style-name="Таблица1.A2" office:value-type="string">
            <text:p text:style-name="P49">Нажатие на кнопку синего цвета <text:span text:style-name="T57">с изображением </text:span><text:span text:style-name="T66">шестерни.</text:span></text:p>
          </table:table-cell>
          <table:table-cell table:style-name="Таблица1.A2" office:value-type="string">
            <text:p text:style-name="P67">Должно привести к выводу экрана «Расписание &lt;Имя робота&gt;» (Рис. 7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0000">
          <table:table-cell table:style-name="Таблица1.A2" office:value-type="string">
            <text:p text:style-name="P62">5.2.<text:span text:style-name="T61">6</text:span>.</text:p>
          </table:table-cell>
          <table:table-cell table:style-name="Таблица1.A2" office:value-type="string">
            <text:p text:style-name="P50">Нажатие на кнопку синего цвета <text:span text:style-name="T57">с текстом «</text:span><text:span text:style-name="T7">HOME</text:span><text:span text:style-name="T22">»</text:span><text:span text:style-name="T57">.</text:span></text:p>
          </table:table-cell>
          <table:table-cell table:style-name="Таблица1.A2" office:value-type="string">
            <text:p text:style-name="P67">Робот должен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6624">
          <table:table-cell table:style-name="Таблица1.A2" office:value-type="string">
            <text:p text:style-name="P62">5.2.<text:span text:style-name="T61">7</text:span>.</text:p>
          </table:table-cell>
          <table:table-cell table:style-name="Таблица1.A2" office:value-type="string">
            <text:p text:style-name="P50">Нажатие на кнопку синего цвета <text:span text:style-name="T57">с </text:span><text:span text:style-name="T22">изображением стрелок ручного управления </text:span><text:span text:style-name="T23">робота</text:span><text:span text:style-name="T22">.</text:span></text:p>
          </table:table-cell>
          <table:table-cell table:style-name="Таблица1.A2" office:value-type="string">
            <text:p text:style-name="P67">Должно привести к отображению экрана «&lt;Имя робота&gt; Ручное управление»<text:line-break/>(Рис. 8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2304">
          <table:table-cell table:style-name="Таблица1.A2" office:value-type="string">
            <text:p text:style-name="P62">5.2.<text:span text:style-name="T61">8</text:span>.</text:p>
          </table:table-cell>
          <table:table-cell table:style-name="Таблица1.A2" office:value-type="string">
            <text:p text:style-name="P55">Нажатие на кнопку синего цвета с надписью «<text:span text:style-name="T1">STOP</text:span><text:span text:style-name="T11">».</text:span></text:p>
          </table:table-cell>
          <table:table-cell table:style-name="Таблица1.A2" office:value-type="string">
            <text:p text:style-name="P56">Все роботы, <text:span text:style-name="T63">а не только выбранный,</text:span> должны остановить работу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71"><text:span text:style-name="T67">6</text:span>.</text:p>
          </table:table-cell>
          <table:table-cell table:style-name="Таблица1.B2" table:number-columns-spanned="4" office:value-type="string">
            <text:p text:style-name="P72">&lt;<text:span text:style-name="T58">Имя робота</text:span><text:span text:style-name="T8">&gt;</text:span> <text:span text:style-name="T25">Ручное управление</text:span></text:p>
          </table:table-cell>
          <table:covered-table-cell/>
          <table:covered-table-cell/>
          <table:covered-table-cell/>
        </table:table-row>
        <table:table-row table:style-name="TableLine1980853508640">
          <table:table-cell table:style-name="Таблица1.A2" office:value-type="string">
            <text:p text:style-name="P86">6.1.1.</text:p>
          </table:table-cell>
          <table:table-cell table:style-name="Таблица1.A2" office:value-type="string">
            <text:p text:style-name="P88">Открытие окна см. п.<text:span text:style-name="T68">5</text:span>.<text:span text:style-name="T68">2</text:span>.<text:span text:style-name="T68">7</text:span>.</text:p>
          </table:table-cell>
          <table:table-cell table:style-name="Таблица1.A2" office:value-type="string">
            <text:p text:style-name="P87">Должно отображаться корректно:<text:line-break/>1. Имя робота.<text:line-break/>2. Стрелки и кнопка пульта ручного управления (При выполнении роботом работы <text:soft-page-break/>кнопка пульта должна содержать красный квадрат, при неактивном роботе кнопка пульта должна содержать зелёный треугольник.<text:line-break/>3. Радиокнопки выбора режима уборки «Сухая» и «Влажная».<text:line-break/>4. Кнопка «На базу». <text:line-break/>5. Чек-боксы выбора <text:span text:style-name="T69">голосового помощника «Алиса» и «Маруся».<text:line-break/>6. </text:span><text:span text:style-name="T24">Группа синих кнопок общего управления (описана для предыдущего экрана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89">6.1.2.</text:p>
          </table:table-cell>
          <table:table-cell table:style-name="Таблица1.A2" office:value-type="string">
            <text:p text:style-name="P90">Нажатие на кнопку пульта управления при неактивном роботе (При изображении красного квадрата на ней).</text:p>
          </table:table-cell>
          <table:table-cell table:style-name="Таблица1.A2" office:value-type="string">
            <text:p text:style-name="P90">Должна активировать ручное управление робота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89">6.1.3.</text:p>
          </table:table-cell>
          <table:table-cell table:style-name="Таблица1.A2" office:value-type="string">
            <text:p text:style-name="P90">Нажатие на кнопку пульта управления при активном роботе (При изображении зелёной стрелки на ней).</text:p>
          </table:table-cell>
          <table:table-cell table:style-name="Таблица1.A2" office:value-type="string">
            <text:p text:style-name="P90">Должно отключиться ручное управление. Работа робота должна быть остановлена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89">6.1.4.</text:p>
          </table:table-cell>
          <table:table-cell table:style-name="Таблица1.A2" office:value-type="string">
            <text:p text:style-name="P90">Стрелки ручного управления при активированном ручном управлении.</text:p>
          </table:table-cell>
          <table:table-cell table:style-name="Таблица1.A2" office:value-type="string">
            <text:p text:style-name="P90">При нажатии на стрелку, робот должен выбирать соответствующее направлени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90">Не хватает кнопок поворота по часовой и против часовой стрелок.</text:p>
          </table:table-cell>
        </table:table-row>
        <table:table-row table:style-name="TableLine1980853508640">
          <table:table-cell table:style-name="Таблица1.A2" office:value-type="string">
            <text:p text:style-name="P91">6.1.5.</text:p>
          </table:table-cell>
          <table:table-cell table:style-name="Таблица1.A2" office:value-type="string">
            <text:p text:style-name="P90">Стрелки ручного управления при <text:span text:style-name="T70">не</text:span>активированном ручном управлении.</text:p>
          </table:table-cell>
          <table:table-cell table:style-name="Таблица1.A2" office:value-type="string">
            <text:p text:style-name="P92">Не должны приводить к какому-либо изменению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1">6.2.1.</text:p>
          </table:table-cell>
          <table:table-cell table:style-name="Таблица1.A2" office:value-type="string">
            <text:p text:style-name="P92">Нажатие на кнопку «Сухая» при нажатой кнопке «Влажная».</text:p>
          </table:table-cell>
          <table:table-cell table:style-name="Таблица1.A2" office:value-type="string">
            <text:p text:style-name="P92">Должно привести к переключению режима уборки на «Сухая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1">6.2.2.</text:p>
          </table:table-cell>
          <table:table-cell table:style-name="Таблица1.A2" office:value-type="string">
            <text:p text:style-name="P92">Нажатие на кнопку «Сухая» при нажатой кнопке «Сухая».</text:p>
          </table:table-cell>
          <table:table-cell table:style-name="Таблица1.A2" office:value-type="string">
            <text:p text:style-name="P92">Не должны приводить к какому-либо изменению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1">6.2.3.</text:p>
          </table:table-cell>
          <table:table-cell table:style-name="Таблица1.A2" office:value-type="string">
            <text:p text:style-name="P92">Нажатие на кнопку «Влажная» при нажатой кнопке «Сухая».</text:p>
          </table:table-cell>
          <table:table-cell table:style-name="Таблица1.A2" office:value-type="string">
            <text:p text:style-name="P92">Должно привести к переключению режима уборки на «Влажная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1">6.2.4.</text:p>
          </table:table-cell>
          <table:table-cell table:style-name="Таблица1.A2" office:value-type="string">
            <text:p text:style-name="P92">Нажатие на кнопку «Влажная» при нажатой кнопке «Влажная».</text:p>
          </table:table-cell>
          <table:table-cell table:style-name="Таблица1.A2" office:value-type="string">
            <text:p text:style-name="P92">Не должны приводить к какому-либо изменению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3">6.4.1.</text:p>
          </table:table-cell>
          <table:table-cell table:style-name="Таблица1.A2" office:value-type="string">
            <text:p text:style-name="P94">Нажатие на кнопку &lt;На базу&gt;.</text:p>
          </table:table-cell>
          <table:table-cell table:style-name="Таблица1.A2" office:value-type="string">
            <text:p text:style-name="P94">Должно привести к отправке робота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94">Кнопка дублирует синюю кнопку «<text:span text:style-name="T1">HOME</text:span>»</text:p>
          </table:table-cell>
        </table:table-row>
        <table:table-row table:style-name="TableLine1980853508640">
          <table:table-cell table:style-name="Таблица1.A2" office:value-type="string">
            <text:p text:style-name="P95">6.5.1.</text:p>
          </table:table-cell>
          <table:table-cell table:style-name="Таблица1.A2" office:value-type="string">
            <text:p text:style-name="P96">Выбор чек-бокса «Алиса».</text:p>
          </table:table-cell>
          <table:table-cell table:style-name="Таблица1.A2" office:value-type="string">
            <text:p text:style-name="P96">Должен подключиться голосовой помощник «А<text:span text:style-name="T11">лиса». Чек-бокс должен быть в состоянии «выбран»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5">6.5.2.</text:p>
          </table:table-cell>
          <table:table-cell table:style-name="Таблица1.A2" office:value-type="string">
            <text:p text:style-name="P96">Повторное нажатие на чек-бокс «Алиса».</text:p>
          </table:table-cell>
          <table:table-cell table:style-name="Таблица1.A2" office:value-type="string">
            <text:p text:style-name="P96">Голосовой помощник «Алиса» должен отключиться. Чек-бокс должен быть в состоянии <text:soft-page-break/>«не выбран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5">6.5.3.</text:p>
          </table:table-cell>
          <table:table-cell table:style-name="Таблица1.A2" office:value-type="string">
            <text:p text:style-name="P96">Выбор чек-бокса «Маруся».</text:p>
          </table:table-cell>
          <table:table-cell table:style-name="Таблица1.A2" office:value-type="string">
            <text:p text:style-name="P96">Должен подключиться голосовой помощник «<text:span text:style-name="T1">Маруся</text:span><text:span text:style-name="T11">». Чек-бокс должен перейти в состояние «выбран»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5">6.5.4.</text:p>
          </table:table-cell>
          <table:table-cell table:style-name="Таблица1.A2" office:value-type="string">
            <text:p text:style-name="P96">Повторное нажатие на чек-бокс «Маруся».</text:p>
          </table:table-cell>
          <table:table-cell table:style-name="Таблица1.A2" office:value-type="string">
            <text:p text:style-name="P96">Голосовой помощник «Маруся» должен отключиться. Чек-бокс должен перейти в состояние «не выбран»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5">6.6.1.</text:p>
          </table:table-cell>
          <table:table-cell table:style-name="Таблица1.A2" office:value-type="string">
            <text:p text:style-name="P49">Нажатие на кнопку синего цвета <text:span text:style-name="T57">с изображением </text:span><text:span text:style-name="T66">шестерни.</text:span></text:p>
          </table:table-cell>
          <table:table-cell table:style-name="Таблица1.A2" office:value-type="string">
            <text:p text:style-name="P67">Должно привести к выводу экрана «Расписание &lt;Имя робота&gt;» (Рис. 7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5">6.6.2.</text:p>
          </table:table-cell>
          <table:table-cell table:style-name="Таблица1.A2" office:value-type="string">
            <text:p text:style-name="P50">Нажатие на кнопку синего цвета <text:span text:style-name="T57">с текстом «</text:span><text:span text:style-name="T7">HOME</text:span><text:span text:style-name="T22">»</text:span><text:span text:style-name="T57">.</text:span></text:p>
          </table:table-cell>
          <table:table-cell table:style-name="Таблица1.A2" office:value-type="string">
            <text:p text:style-name="P67">Робот должен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95">6.6.3.</text:p>
          </table:table-cell>
          <table:table-cell table:style-name="Таблица1.A2" office:value-type="string">
            <text:p text:style-name="P50">Нажатие на кнопку синего цвета <text:span text:style-name="T57">с </text:span><text:span text:style-name="T22">изображением стрелок ручного управления </text:span><text:span text:style-name="T23">робота</text:span><text:span text:style-name="T22">.</text:span></text:p>
          </table:table-cell>
          <table:table-cell table:style-name="Таблица1.A2" office:value-type="string">
            <text:p text:style-name="P96">Не должно приводить к каким-либо изменен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102">6.6.4.</text:p>
          </table:table-cell>
          <table:table-cell table:style-name="Таблица1.A2" office:value-type="string">
            <text:p text:style-name="P55">Нажатие на кнопку синего цвета с надписью «<text:span text:style-name="T1">STOP</text:span><text:span text:style-name="T11">».</text:span></text:p>
          </table:table-cell>
          <table:table-cell table:style-name="Таблица1.A2" office:value-type="string">
            <text:p text:style-name="P56">Все роботы, <text:span text:style-name="T63">а не только выбранный,</text:span> должны остановить работу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78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1980853508640">
          <table:table-cell table:style-name="Таблица1.A2" office:value-type="string">
            <text:p text:style-name="P78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</table:table>
      <text:p text:style-name="P5"/>
      <text:p text:style-name="P4"><text:span text:style-name="T30">Дата тестирования: </text:span><text:span text:style-name="T10"><text:s text:c="33"/></text:span></text:p>
      <text:p text:style-name="P4"/>
      <text:p text:style-name="P4"><text:span text:style-name="T30">Ответственный: </text:span><text:span text:style-name="T10"><text:s text:c="39"/></text:span><text:span text:style-name="T53"><text:s/>/</text:span><text:span text:style-name="T10"> <text:s text:c="34"/></text:span><text:span text:style-name="T54">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45cm" style:type="center"/>
          <style:tab-stop style:position="17.8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45cm" style:type="center"/>
          <style:tab-stop style:position="17.88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5cm" fo:margin-left="2cm" fo:margin-right="1.1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0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7T18:04:19.504000000</meta:creation-date>
    <meta:generator>LibreOffice/7.3.5.2$Windows_X86_64 LibreOffice_project/184fe81b8c8c30d8b5082578aee2fed2ea847c01</meta:generator>
    <dc:date>2023-11-18T00:29:11.284000000</dc:date>
    <meta:editing-duration>PT3H48M39S</meta:editing-duration>
    <meta:editing-cycles>47</meta:editing-cycles>
    <meta:document-statistic meta:table-count="1" meta:image-count="0" meta:object-count="0" meta:page-count="8" meta:paragraph-count="251" meta:word-count="1797" meta:character-count="13587" meta:non-whitespace-character-count="11904"/>
  </office:meta>
</office:document-meta>
</file>